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2pt" style:font-size-asian="22pt" style:font-size-complex="22pt"/>
    </style:style>
    <style:style style:name="T1" style:family="text">
      <style:text-properties fo:color="#0000bb" fo:font-family="'DejaVu Sans Mono'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8000" fo:font-family="'DejaVu Sans Mono'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20.061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3">/**</text:span></text:p>
            <text:p text:style-name="P1"><text:span text:style-name="T3"> </text:span><text:span text:style-name="T3">* modules/</text:span></text:p>
            <text:p text:style-name="P1"><text:span text:style-name="T3"> </text:span><text:span text:style-name="T3">*   SpinDoctor/</text:span></text:p>
            <text:p text:style-name="P1"><text:span text:style-name="T3"> </text:span><text:span text:style-name="T3">*     Module.php</text:span></text:p>
            <text:p text:style-name="P1"><text:span text:style-name="T3"> </text:span><text:span text:style-name="T3">*     autoload_classmap.php</text:span></text:p>
            <text:p text:style-name="P1"><text:span text:style-name="T3"> </text:span><text:span text:style-name="T3">*     autoload_function.php</text:span></text:p>
            <text:p text:style-name="P1"><text:span text:style-name="T3"> </text:span><text:span text:style-name="T3">*     autoload_register.php</text:span></text:p>
            <text:p text:style-name="P1"><text:span text:style-name="T3"> </text:span><text:span text:style-name="T3">*     configs/</text:span></text:p>
            <text:p text:style-name="P1"><text:span text:style-name="T3"> </text:span><text:span text:style-name="T3">*       module.config.php</text:span></text:p>
            <text:p text:style-name="P1"><text:span text:style-name="T3"> </text:span><text:span text:style-name="T3">*     public/</text:span></text:p>
            <text:p text:style-name="P1"><text:span text:style-name="T3"> </text:span><text:span text:style-name="T3">*     src/</text:span></text:p>
            <text:p text:style-name="P1"><text:span text:style-name="T3"> </text:span><text:span text:style-name="T3">*       SpinDoctor/</text:span></text:p>
            <text:p text:style-name="P1"><text:span text:style-name="T3"> </text:span><text:span text:style-name="T3">*         Controller/</text:span></text:p>
            <text:p text:style-name="P1"><text:span text:style-name="T3"> </text:span><text:span text:style-name="T3">*           SpinDoctorController.php</text:span></text:p>
            <text:p text:style-name="P1"><text:span text:style-name="T3"> </text:span><text:span text:style-name="T3">*     views/</text:span></text:p>
            <text:p text:style-name="P1"><text:span text:style-name="T3"> </text:span><text:span text:style-name="T3">*       scripts/</text:span></text:p>
            <text:p text:style-name="P1"><text:span text:style-name="T3"> </text:span><text:span text:style-name="T3">*         spin-doctor/</text:span></text:p>
            <text:p text:style-name="P1"><text:span text:style-name="T3"> </text:span><text:span text:style-name="T3">*           request.phtml</text:span></text:p>
            <text:p text:style-name="P1"><text:span text:style-name="T3"> </text:span><text:span text:style-name="T3">*     tests/</text:span></text:p>
            <text:p text:style-name="P1"><text:span text:style-name="T3"> </text:span><text:span text:style-name="T3">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36S</meta:editing-duration>
    <meta:editing-cycles>3</meta:editing-cycles>
    <meta:generator>LibreOffice/3.3$Unix LibreOffice_project/330m19$Build-301</meta:generator>
    <dc:date>2011-10-02T12:48:42</dc:date>
    <dc:creator>Robert Basic</dc:creator>
    <meta:document-statistic meta:object-count="24"/>
  </office:meta>
</office:document-meta>
</file>